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4.8cm" svg:y="1.5cm">
            <text:p text:style-name="P1"><text:span text:style-name="T1">/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4.8cm" svg:y="1.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3cm" svg:y="3.9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.3cm" svg:y="3.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8.3cm" svg:y="4cm">
            <text:p text:style-name="P1"><text:span text:style-name="T1">tm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8.3cm" svg:y="3.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5.7cm" svg:y1="2.7cm" svg:x2="3.5cm" svg:y2="3.7cm">
          <text:p/>
        </draw:line>
        <draw:line draw:style-name="gr3" draw:text-style-name="P1" draw:layer="layout" svg:x1="6.3cm" svg:y1="2.7cm" svg:x2="8.5cm" svg:y2="3.7cm">
          <text:p/>
        </draw:line>
        <draw:g>
          <draw:custom-shape draw:style-name="gr1" draw:text-style-name="P2" draw:layer="layout" svg:width="2.3cm" svg:height="1.1cm" svg:x="3.2cm" svg:y="5.9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3.2cm" svg:y="5.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6.3cm" svg:y="5.9cm">
            <text:p text:style-name="P1"><text:span text:style-name="T1">use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6.3cm" svg:y="5.7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5.9cm" svg:y1="2.7cm" svg:x2="4.7cm" svg:y2="5.6cm">
          <text:p/>
        </draw:line>
        <draw:line draw:style-name="gr3" draw:text-style-name="P1" draw:layer="layout" svg:x1="6.1cm" svg:y1="2.7cm" svg:x2="7.3cm" svg:y2="5.6cm">
          <text:p/>
        </draw:line>
        <draw:frame draw:style-name="gr4" draw:text-style-name="P3" draw:layer="layout" svg:width="1.171cm" svg:height="0.983cm" svg:x="7.9cm" svg:y="1.7cm">
          <draw:text-box>
            <text:p><text:span text:style-name="T1">ro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3-12-04T10:25:37</dc:date>
    <meta:editing-duration>PT5M52S</meta:editing-duration>
    <meta:editing-cycles>3</meta:editing-cycles>
    <meta:generator>LibreOffice/4.0.4.2$MacOSX_x86 LibreOffice_project/9e9821abd0ffdbc09cd8c52eaa574fa09eb08f2</meta:generator>
    <meta:document-statistic meta:object-count="20"/>
  </office:meta>
</office:document-meta>
</file>